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4f81bd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71cm" fo:margin-bottom="0cm" fo:line-height="100%" fo:text-align="end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dfd3d" style:text-position="0% 100%" style:font-name="Century Schoolbook" fo:font-size="48pt" fo:language="es" fo:country="ES" fo:font-style="italic" style:text-underline-style="solid" style:text-underline-width="auto" style:text-underline-color="font-color" fo:font-weight="bold" style:font-size-asian="48pt" style:language-asian="es" style:country-asian="ES" style:font-style-asian="italic" style:font-weight-asian="bold" style:font-size-complex="48pt" style:language-complex="es" style:country-complex="ES" style:font-style-complex="italic" style:font-weight-complex="bold"/>
    </style:style>
    <style:style style:name="T3" style:family="text">
      <style:text-properties fo:color="#ffff66" style:text-position="0% 100%" style:font-name="Arial" fo:font-size="36pt" fo:language="es" fo:country="ES" fo:font-weight="bold" style:font-size-asian="36pt" style:language-asian="es" style:country-asian="ES" style:font-weight-asian="bold" style:font-size-complex="36pt" style:language-complex="es" style:country-complex="ES" style:font-weight-complex="bold"/>
    </style:style>
    <style:style style:name="T4" style:family="text">
      <style:text-properties fo:color="#000000" style:text-position="0% 100%" style:font-name="Arial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color="#ffff66" style:text-position="0% 100%" style:font-name="Arial" fo:font-size="36pt" fo:language="es" fo:country="ES" style:font-size-asian="36pt" style:language-asian="es" style:country-asian="ES" style:font-size-complex="36pt" style:language-complex="es" style:country-complex="ES"/>
    </style:style>
    <style:style style:name="T6" style:family="text">
      <style:text-properties fo:color="#000000" style:text-position="0% 100%" style:font-name="Arial" fo:font-size="24pt" fo:language="es" fo:country="ES" style:font-size-asian="24pt" style:language-asian="es" style:country-asian="ES" style:font-size-complex="24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6" draw:text-style-name="P4" draw:layer="layout" svg:width="22.86cm" svg:height="4.586cm" svg:x="1.27cm" svg:y="7.232cm">
          <text:list text:style-name="L1">
            <text:list-header>
              <text:p text:style-name="P3"><text:span text:style-name="T2">ALZAOS PUERT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1T11"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ALZAOS PUERTAS ETERNAS,</text:span><text:span text:style-name="T3"><text:line-break/></text:span><text:span text:style-name="T3"><text:line-break/></text:span><text:span text:style-name="T3">CORONAD AL REY DE GLORIA</text:span></text:p>
              </text:list-header>
            </text:list>
          </draw:text-box>
        </draw:frame>
        <draw:custom-shape draw:style-name="gr9" draw:text-style-name="P8" draw:layer="layout" svg:width="12.061cm" svg:height="1.402cm" svg:x="10.442cm" svg:y="15.725cm">
          <text:list text:style-name="L2">
            <text:list-item>
              <text:p text:style-name="P7"><text:span text:style-name="T4">Alzad todos vuestras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ALZAD TODOS VUESTRAS CABEZAS,</text:span><text:span text:style-name="T3"><text:line-break/></text:span><text:span text:style-name="T3"><text:line-break/></text:span><text:span text:style-name="T3">EXALTAD AL REY DE GLORIA.</text:span></text:p>
              </text:list-header>
            </text:list>
          </draw:text-box>
        </draw:frame>
        <draw:custom-shape draw:style-name="gr11" draw:text-style-name="P8" draw:layer="layout" svg:width="12.061cm" svg:height="1.402cm" svg:x="10.442cm" svg:y="15.725cm">
          <text:list text:style-name="L2">
            <text:list-item>
              <text:p text:style-name="P7"><text:span text:style-name="T4">Quien es ese Rey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QUIÉN ES ESE REY,</text:span><text:span text:style-name="T3"><text:line-break/></text:span><text:span text:style-name="T3"><text:line-break/></text:span><text:span text:style-name="T3">QUIÉN ES ESE REY.</text:span></text:p>
              </text:list-header>
            </text:list>
          </draw:text-box>
        </draw:frame>
        <draw:custom-shape draw:style-name="gr13" draw:text-style-name="P8" draw:layer="layout" svg:width="12.061cm" svg:height="1.402cm" svg:x="10.442cm" svg:y="15.725cm">
          <text:list text:style-name="L2">
            <text:list-item>
              <text:p text:style-name="P7"><text:span text:style-name="T4">El Poderoso en batall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EL PODEROSO EN BATALLA,</text:span><text:span text:style-name="T3"><text:line-break/></text:span><text:span text:style-name="T3"><text:line-break/></text:span><text:span text:style-name="T3">FUERTE, MAJESTUOSO Y VALIENTE.</text:span></text:p>
              </text:list-header>
            </text:list>
          </draw:text-box>
        </draw:frame>
        <draw:custom-shape draw:style-name="gr15" draw:text-style-name="P8" draw:layer="layout" svg:width="12.061cm" svg:height="1.402cm" svg:x="10.442cm" svg:y="15.725cm">
          <text:list text:style-name="L2">
            <text:list-item>
              <text:p text:style-name="P7"><text:span text:style-name="T4">Victorioso vive y Rei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11"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VICTORIOSO VIVE Y REINA,</text:span><text:span text:style-name="T3"><text:line-break/></text:span><text:span text:style-name="T3"><text:line-break/></text:span><text:span text:style-name="T3">JESUCRISTO ES EL REY.</text:span><text:span text:style-name="T5"> </text:span></text:p>
              </text:list-header>
            </text:list>
          </draw:text-box>
        </draw:frame>
        <draw:custom-shape draw:style-name="gr17" draw:text-style-name="P8" draw:layer="layout" svg:width="12.061cm" svg:height="1.402cm" svg:x="10.442cm" svg:y="15.725cm">
          <text:list text:style-name="L2">
            <text:list-item>
              <text:p text:style-name="P7"><text:span text:style-name="T6">Alzaos Puertas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6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11">
        <draw:custom-shape draw:style-name="gr1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ALZAOS PUERTAS ETERNAS,</text:span><text:span text:style-name="T3"><text:line-break/></text:span><text:span text:style-name="T3"><text:line-break/></text:span><text:span text:style-name="T3">CORONAD AL REY DE GLORIA</text:span></text:p>
              </text:list-header>
            </text:list>
          </draw:text-box>
        </draw:frame>
        <draw:custom-shape draw:style-name="gr19" draw:text-style-name="P8" draw:layer="layout" svg:width="12.061cm" svg:height="1.402cm" svg:x="10.442cm" svg:y="15.725cm">
          <text:list text:style-name="L2">
            <text:list-item>
              <text:p text:style-name="P7"><text:span text:style-name="T4">Alzad todos vuestras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7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11"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ALZAD TODOS VUESTRAS CABEZAS,</text:span><text:span text:style-name="T3"><text:line-break/></text:span><text:span text:style-name="T3"><text:line-break/></text:span><text:span text:style-name="T3">EXALTAD AL REY DE GLORIA.</text:span></text:p>
              </text:list-header>
            </text:list>
          </draw:text-box>
        </draw:frame>
        <draw:custom-shape draw:style-name="gr21" draw:text-style-name="P8" draw:layer="layout" svg:width="12.061cm" svg:height="1.402cm" svg:x="10.442cm" svg:y="15.725cm">
          <text:list text:style-name="L2">
            <text:list-item>
              <text:p text:style-name="P7"><text:span text:style-name="T4">Quien es ese Rey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8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11">
        <draw:custom-shape draw:style-name="gr2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QUIÉN ES ESE REY,</text:span><text:span text:style-name="T3"><text:line-break/></text:span><text:span text:style-name="T3"><text:line-break/></text:span><text:span text:style-name="T3">QUIÉN ES ESE REY.</text:span></text:p>
              </text:list-header>
            </text:list>
          </draw:text-box>
        </draw:frame>
        <draw:custom-shape draw:style-name="gr23" draw:text-style-name="P8" draw:layer="layout" svg:width="12.061cm" svg:height="1.402cm" svg:x="10.442cm" svg:y="15.725cm">
          <text:list text:style-name="L2">
            <text:list-item>
              <text:p text:style-name="P7"><text:span text:style-name="T4">El Poderoso en batall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9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ular1" presentation:presentation-page-layout-name="AL1T11">
        <draw:custom-shape draw:style-name="gr2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EL PODEROSO EN BATALLA,</text:span><text:span text:style-name="T3"><text:line-break/></text:span><text:span text:style-name="T3"><text:line-break/></text:span><text:span text:style-name="T3">FUERTE, MAJESTUOSO Y VALIENTE.</text:span></text:p>
              </text:list-header>
            </text:list>
          </draw:text-box>
        </draw:frame>
        <draw:custom-shape draw:style-name="gr25" draw:text-style-name="P8" draw:layer="layout" svg:width="12.061cm" svg:height="1.402cm" svg:x="10.442cm" svg:y="15.725cm">
          <text:list text:style-name="L2">
            <text:list-item>
              <text:p text:style-name="P7"><text:span text:style-name="T4">Victorioso vive y Rei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0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ular1" presentation:presentation-page-layout-name="AL1T11">
        <draw:custom-shape draw:style-name="gr2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VICTORIOSO VIVE Y REINA,</text:span><text:span text:style-name="T3"><text:line-break/></text:span><text:span text:style-name="T3"><text:line-break/></text:span><text:span text:style-name="T3">JESUCRISTO ES EL REY.</text:span><text:span text:style-name="T5"> </text:span></text:p>
              </text:list-header>
            </text:list>
          </draw:text-box>
        </draw:frame>
        <draw:custom-shape draw:style-name="gr27" draw:text-style-name="P8" draw:layer="layout" svg:width="12.061cm" svg:height="1.402cm" svg:x="10.442cm" svg:y="15.725cm">
          <text:list text:style-name="L2">
            <text:list-item>
              <text:p text:style-name="P7"><text:span text:style-name="T6">El Poderoso en batall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1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ular1" presentation:presentation-page-layout-name="AL1T11">
        <draw:custom-shape draw:style-name="gr2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EL PODEROSO EN BATALLA,</text:span><text:span text:style-name="T3"><text:line-break/></text:span><text:span text:style-name="T3"><text:line-break/></text:span><text:span text:style-name="T3">FUERTE, MAJESTUOSO Y VALIENTE.</text:span></text:p>
              </text:list-header>
            </text:list>
          </draw:text-box>
        </draw:frame>
        <draw:custom-shape draw:style-name="gr29" draw:text-style-name="P8" draw:layer="layout" svg:width="12.061cm" svg:height="1.402cm" svg:x="10.442cm" svg:y="15.725cm">
          <text:list text:style-name="L2">
            <text:list-item>
              <text:p text:style-name="P7"><text:span text:style-name="T4">Victorioso vive y Rei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ular1" presentation:presentation-page-layout-name="AL1T11">
        <draw:custom-shape draw:style-name="gr3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VICTORIOSO VIVE Y REINA,</text:span><text:span text:style-name="T3"><text:line-break/></text:span><text:span text:style-name="T3"><text:line-break/></text:span><text:span text:style-name="T3">JESUCRISTO ES EL REY.</text:span><text:span text:style-name="T5"> </text:span></text:p>
              </text:list-header>
            </text:list>
          </draw:text-box>
        </draw:frame>
        <draw:custom-shape draw:style-name="gr31" draw:text-style-name="P8" draw:layer="layout" svg:width="12.061cm" svg:height="1.402cm" svg:x="10.442cm" svg:y="15.725cm">
          <text:list text:style-name="L2">
            <text:list-item>
              <text:p text:style-name="P7"><text:span text:style-name="T6">FIN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ff" draw:end-color="#4f81b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4f81bd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Gravetal Bolivia S.A.</dc:creator>
    <dc:date>2011-09-12T21:25:16</dc:date>
    <meta:editing-cycles>82</meta:editing-cycles>
    <meta:editing-duration>PT17H54M</meta:editing-duration>
    <meta:document-statistic meta:object-count="103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